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 Pゴシック" svg:font-family="'Takao Pゴシック'" style:font-family-generic="roman" style:font-pitch="variable"/>
    <style:font-face style:name="Takao P明朝" svg:font-family="'Takao P明朝'" style:font-family-generic="roman" style:font-pitch="variable"/>
    <style:font-face style:name="Takao Pゴシック1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2" style:family="graphic" style:parent-style-name="standard">
      <style:graphic-properties draw:stroke="dash" draw:stroke-dash="Ultrafine_20_Dashed"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3cm" draw:marker-start-width="0.245cm" draw:marker-end-width="0.245cm" draw:fill="none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svg:stroke-width="0.03cm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1cm" draw:marker-start-width="0.215cm" draw:marker-end-width="0.21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dash" draw:stroke-dash="Ultrafine_20_Dashed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marker-start-width="0.23cm" draw:marker-end-width="0.23cm" draw:fill="none" draw:fill-color="#ffffff" fo:min-height="0.724cm"/>
    </style:style>
    <style:style style:name="gr10" style:family="graphic" style:parent-style-name="standard">
      <style:graphic-properties draw:stroke="none" svg:stroke-color="#000000" draw:fill="none" draw:fill-color="#ffffff" fo:min-height="0.724cm"/>
    </style:style>
    <style:style style:name="gr11" style:family="graphic" style:parent-style-name="standard">
      <style:graphic-properties draw:stroke="none" svg:stroke-color="#000000" draw:fill="none" draw:fill-color="#ffffff" fo:min-height="0.922cm"/>
    </style:style>
    <style:style style:name="gr12" style:family="graphic" style:parent-style-name="standard">
      <style:graphic-properties draw:stroke="none" svg:stroke-color="#000000" draw:fill="none" draw:fill-color="#ffffff" fo:min-height="0.921cm"/>
    </style:style>
    <style:style style:name="gr13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20pt" fo:font-style="italic" style:font-size-asian="20pt" style:font-style-asian="italic" style:font-size-complex="20pt" style:font-style-complex="italic"/>
    </style:style>
    <style:style style:name="P3" style:family="paragraph">
      <style:text-properties fo:font-size="18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18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1.997cm" svg:height="1.279cm" draw:transform="skewX (1.02346107336948) rotate (-0.328121899374934) translate (13.69288867603cm 6.23622332986963cm)" svg:viewBox="0 0 1998 1280" svg:d="M1001 0c566 0 998 277 997 639 0 361-434 641-1000 641s-999-277-998-640 435-640 1001-640zM1 0zM1998 1280z">
          <text:p/>
        </draw:path>
        <draw:line draw:style-name="gr2" draw:text-style-name="P1" draw:layer="layout" svg:x1="7.466cm" svg:y1="5.785cm" svg:x2="5.371cm" svg:y2="7.832cm">
          <text:p/>
        </draw:line>
        <draw:g>
          <draw:g>
            <draw:custom-shape draw:style-name="gr3" draw:text-style-name="P1" draw:layer="layout" svg:width="1.002cm" svg:height="0.938cm" svg:x="5.443cm" svg:y="6.2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1" draw:layer="layout" svg:width="0.405cm" svg:height="0.436cm" draw:transform="rotate (-1.5707963267949) translate (5.99795104895079cm 6.71399999999976cm)" svg:viewBox="0 0 406 437" svg:d="M0 437c406 0 406-437 406-437">
              <text:p/>
            </draw:path>
          </draw:g>
          <draw:g>
            <draw:custom-shape draw:style-name="gr5" draw:text-style-name="P1" draw:layer="layout" svg:width="1.002cm" svg:height="0.938cm" svg:x="6.3cm" svg:y="6.2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" draw:text-style-name="P1" draw:layer="layout" svg:width="0.405cm" svg:height="0.436cm" draw:transform="rotate (-1.5707963267949) translate (6.85496503496478cm 6.71399999999976cm)" svg:viewBox="0 0 406 437" svg:d="M0 437c406 0 406-437 406-437">
              <text:p/>
            </draw:path>
          </draw:g>
        </draw:g>
        <draw:line draw:style-name="gr7" draw:text-style-name="P1" draw:layer="layout" svg:x1="13.453cm" svg:y1="3.058cm" svg:x2="13.443cm" svg:y2="1.183cm">
          <text:p/>
        </draw:line>
        <draw:line draw:style-name="gr8" draw:text-style-name="P1" draw:layer="layout" svg:x1="2.511cm" svg:y1="3.127cm" svg:x2="2.501cm" svg:y2="1.252cm">
          <text:p/>
        </draw:line>
        <draw:line draw:style-name="gr8" draw:text-style-name="P1" draw:layer="layout" svg:x1="2.506cm" svg:y1="3.127cm" svg:x2="4.512cm" svg:y2="3.127cm">
          <text:p/>
        </draw:line>
        <draw:line draw:style-name="gr8" draw:text-style-name="P1" draw:layer="layout" svg:x1="2.51cm" svg:y1="3.127cm" svg:x2="1.546cm" svg:y2="4.16cm">
          <text:p/>
        </draw:line>
        <draw:line draw:style-name="gr7" draw:text-style-name="P1" draw:layer="layout" svg:x1="6.314cm" svg:y1="3.685cm" svg:x2="5.367cm" svg:y2="4.648cm">
          <text:p/>
        </draw:line>
        <draw:frame draw:style-name="gr9" draw:text-style-name="P2" draw:layer="layout" svg:width="1.505cm" svg:height="0.974cm" svg:x="0.7cm" svg:y="3.502cm">
          <draw:text-box>
            <text:p><text:span text:style-name="T1">x</text:span></text:p>
          </draw:text-box>
        </draw:frame>
        <draw:frame draw:style-name="gr10" draw:text-style-name="P2" draw:layer="layout" svg:width="1.505cm" svg:height="0.974cm" svg:x="4.117cm" svg:y="2.398cm">
          <draw:text-box>
            <text:p><text:span text:style-name="T1">y</text:span></text:p>
          </draw:text-box>
        </draw:frame>
        <draw:frame draw:style-name="gr10" draw:text-style-name="P2" draw:layer="layout" svg:width="1.504cm" svg:height="0.974cm" svg:x="1.603cm" svg:y="0.691cm">
          <draw:text-box>
            <text:p><text:span text:style-name="T1">z</text:span></text:p>
          </draw:text-box>
        </draw:frame>
        <draw:frame draw:style-name="gr11" draw:text-style-name="P3" draw:layer="layout" svg:width="1.505cm" svg:height="1.172cm" svg:x="9.262cm" svg:y="4.177cm">
          <draw:text-box>
            <text:p><text:span text:style-name="T2">B</text:span></text:p>
          </draw:text-box>
        </draw:frame>
        <draw:frame draw:style-name="gr11" draw:text-style-name="P3" draw:layer="layout" svg:width="1.504cm" svg:height="1.172cm" svg:x="13.047cm" svg:y="4.177cm">
          <draw:text-box>
            <text:p><text:span text:style-name="T2">C</text:span></text:p>
          </draw:text-box>
        </draw:frame>
        <draw:frame draw:style-name="gr12" draw:text-style-name="P3" draw:layer="layout" svg:width="1.504cm" svg:height="1.171cm" svg:x="6.426cm" svg:y="4.084cm">
          <draw:text-box>
            <text:p><text:span text:style-name="T2">A</text:span></text:p>
          </draw:text-box>
        </draw:frame>
        <draw:custom-shape draw:style-name="gr13" draw:text-style-name="P1" draw:layer="layout" svg:width="2.033cm" svg:height="1.9cm" svg:x="5.44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76cm" svg:height="0.309cm" svg:x="5.657cm" svg:y="5.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406cm" svg:y1="5.7cm" svg:x2="5.871cm" svg:y2="5.7cm">
          <text:p/>
        </draw:line>
        <draw:custom-shape draw:style-name="gr14" draw:text-style-name="P1" draw:layer="layout" svg:width="0.476cm" svg:height="0.309cm" svg:x="6.621cm" svg:y="7.401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406cm" svg:y1="7.6cm" svg:x2="6.941cm" svg:y2="7.6cm">
          <text:p/>
        </draw:line>
        <draw:line draw:style-name="gr2" draw:text-style-name="P1" draw:layer="layout" svg:x1="13.45cm" svg:y1="5.591cm" svg:x2="13.45cm" svg:y2="8.202cm">
          <text:p/>
        </draw:line>
        <draw:path draw:style-name="gr14" draw:text-style-name="P1" draw:layer="layout" svg:width="0.472cm" svg:height="0.208cm" draw:transform="skewX (1.02922065990106) rotate (-0.324456707945746) translate (12.2112817526703cm 7.08715718993871cm)" svg:viewBox="0 0 473 209" svg:d="M1 207c0-69-1-138-1-207 157 0 314 1 471 1 1 70 0 138 2 208-158-1-315-1-472-2z">
          <text:p/>
        </draw:path>
        <draw:path draw:style-name="gr15" draw:text-style-name="P1" draw:layer="layout" svg:width="0.576cm" svg:height="-0.001cm" draw:transform="skewX (1.55334303427495) rotate (-0.326027504272541) translate (12.0799632110602cm 7.07560892530963cm)" svg:viewBox="0 0 577 0" svg:d="M0 0c192 0 385 0 577 0">
          <text:p/>
        </draw:path>
        <draw:frame draw:style-name="gr11" draw:text-style-name="P3" draw:layer="layout" svg:width="1.504cm" svg:height="1.172cm" svg:x="6.934cm" svg:y="7.277cm">
          <draw:text-box>
            <text:p><text:span text:style-name="T2">D</text:span></text:p>
          </draw:text-box>
        </draw:frame>
        <draw:frame draw:style-name="gr11" draw:text-style-name="P3" draw:layer="layout" svg:width="1.504cm" svg:height="1.172cm" svg:x="13.796cm" svg:y="7.277cm">
          <draw:text-box>
            <text:p><text:span text:style-name="T2">E</text:span></text:p>
          </draw:text-box>
        </draw:frame>
        <draw:frame draw:style-name="gr16" draw:text-style-name="P4" draw:layer="layout" svg:width="2.14cm" svg:height="0.712cm" svg:x="3.824cm" svg:y="7.4cm">
          <draw:text-box>
            <text:p><text:span text:style-name="T3">回転軸</text:span></text:p>
          </draw:text-box>
        </draw:frame>
        <draw:frame draw:style-name="gr16" draw:text-style-name="P4" draw:layer="layout" svg:width="2.14cm" svg:height="0.712cm" svg:x="11.769cm" svg:y="7.4cm">
          <draw:text-box>
            <text:p><text:span text:style-name="T3">回転軸</text:span></text:p>
          </draw:text-box>
        </draw:frame>
        <draw:g>
          <draw:g>
            <draw:custom-shape draw:style-name="gr3" draw:text-style-name="P1" draw:layer="layout" svg:width="1.003cm" svg:height="0.938cm" svg:x="8.283cm" svg:y="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1" draw:layer="layout" svg:width="0.405cm" svg:height="0.436cm" draw:transform="rotate (-1.5707963267949) translate (8.83869230769205cm 3.42999999999976cm)" svg:viewBox="0 0 406 437" svg:d="M0 437c406 0 406-437 406-437">
              <text:p/>
            </draw:path>
          </draw:g>
          <draw:g>
            <draw:custom-shape draw:style-name="gr5" draw:text-style-name="P1" draw:layer="layout" svg:width="1.003cm" svg:height="0.938cm" svg:x="9.14cm" svg:y="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" draw:text-style-name="P1" draw:layer="layout" svg:width="0.405cm" svg:height="0.436cm" draw:transform="rotate (-1.5707963267949) translate (9.69570629370604cm 3.42999999999976cm)" svg:viewBox="0 0 406 437" svg:d="M0 437c406 0 406-437 406-437">
              <text:p/>
            </draw:path>
          </draw:g>
        </draw:g>
        <draw:g>
          <draw:g>
            <draw:custom-shape draw:style-name="gr3" draw:text-style-name="P1" draw:layer="layout" svg:width="1.002cm" svg:height="0.938cm" svg:x="5.478cm" svg:y="2.9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1" draw:layer="layout" svg:width="0.405cm" svg:height="0.436cm" draw:transform="rotate (-1.5707963267949) translate (6.03325874125849cm 3.39399999999976cm)" svg:viewBox="0 0 406 437" svg:d="M0 437c406 0 406-437 406-437">
              <text:p/>
            </draw:path>
          </draw:g>
          <draw:g>
            <draw:custom-shape draw:style-name="gr5" draw:text-style-name="P1" draw:layer="layout" svg:width="1.003cm" svg:height="0.938cm" svg:x="6.335cm" svg:y="2.9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" draw:text-style-name="P1" draw:layer="layout" svg:width="0.405cm" svg:height="0.436cm" draw:transform="rotate (-1.5707963267949) translate (6.89027272727247cm 3.39399999999976cm)" svg:viewBox="0 0 406 437" svg:d="M0 437c406 0 406-437 406-437">
              <text:p/>
            </draw:path>
          </draw:g>
        </draw:g>
        <draw:line draw:style-name="gr7" draw:text-style-name="P1" draw:layer="layout" svg:x1="9.864cm" svg:y1="3.426cm" svg:x2="11.87cm" svg:y2="3.426cm">
          <text:p/>
        </draw:line>
        <draw:g>
          <draw:g>
            <draw:custom-shape draw:style-name="gr3" draw:text-style-name="P1" draw:layer="layout" svg:width="1.003cm" svg:height="0.938cm" svg:x="12.553cm" svg:y="2.9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1" draw:layer="layout" svg:width="0.405cm" svg:height="0.436cm" draw:transform="rotate (-1.5707963267949) translate (13.108783216783cm 3.39399999999976cm)" svg:viewBox="0 0 406 437" svg:d="M0 437c406 0 406-437 406-437">
              <text:p/>
            </draw:path>
          </draw:g>
          <draw:g>
            <draw:custom-shape draw:style-name="gr5" draw:text-style-name="P1" draw:layer="layout" svg:width="1.002cm" svg:height="0.938cm" svg:x="13.411cm" svg:y="2.9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" draw:text-style-name="P1" draw:layer="layout" svg:width="0.405cm" svg:height="0.436cm" draw:transform="rotate (-1.5707963267949) translate (13.965797202797cm 3.39399999999976cm)" svg:viewBox="0 0 406 437" svg:d="M0 437c406 0 406-437 406-437">
              <text:p/>
            </draw:path>
          </draw:g>
        </draw:g>
        <draw:g>
          <draw:custom-shape draw:style-name="gr5" draw:text-style-name="P1" draw:layer="layout" svg:width="1.003cm" svg:height="0.938cm" svg:x="12.553cm" svg:y="6.2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1" draw:layer="layout" svg:width="0.405cm" svg:height="0.436cm" draw:transform="rotate (-1.5707963267949) translate (13.108783216783cm 6.69399999999976cm)" svg:viewBox="0 0 406 437" svg:d="M0 437c406 0 406-437 406-437">
            <text:p/>
          </draw:path>
        </draw:g>
        <draw:g>
          <draw:custom-shape draw:style-name="gr5" draw:text-style-name="P1" draw:layer="layout" svg:width="1.002cm" svg:height="0.938cm" svg:x="13.411cm" svg:y="6.2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1" draw:layer="layout" svg:width="0.405cm" svg:height="0.436cm" draw:transform="rotate (-1.5707963267949) translate (13.965797202797cm 6.69399999999976cm)" svg:viewBox="0 0 406 437" svg:d="M0 437c406 0 406-437 406-43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 Pゴシック" svg:font-family="'Takao Pゴシック'" style:font-family-generic="roman" style:font-pitch="variable"/>
    <style:font-face style:name="Takao P明朝" svg:font-family="'Takao P明朝'" style:font-family-generic="roman" style:font-pitch="variable"/>
    <style:font-face style:name="Takao Pゴシック1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 P明朝" fo:font-size="24pt" fo:language="en" fo:country="US" style:font-name-asian="Takao Pゴシック1" style:font-size-asian="24pt" style:language-asian="ja" style:country-asian="JP" style:font-name-complex="Takao Pゴシック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 Pゴシック" fo:font-family="'Takao Pゴシック'" style:font-family-generic="roman" style:font-pitch="variable" fo:font-size="18pt" fo:font-style="normal" fo:text-shadow="none" style:text-underline-style="none" fo:font-weight="normal" style:letter-kerning="true" style:font-name-asian="Takao Pゴシック1" style:font-family-asian="'Takao Pゴシック'" style:font-family-generic-asian="system" style:font-pitch-asian="variable" style:font-size-asian="18pt" style:font-style-asian="normal" style:font-weight-asian="normal" style:font-name-complex="Takao Pゴシック1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shida </meta:initial-creator>
    <meta:creation-date>2011-04-23T21:09:48</meta:creation-date>
    <dc:date>2016-04-09T11:01:44.605397152</dc:date>
    <meta:editing-duration>PT33M9S</meta:editing-duration>
    <meta:editing-cycles>17</meta:editing-cycles>
    <meta:generator>LibreOffice/4.2.8.2$Linux_X86_64 LibreOffice_project/420m0$Build-2</meta:generator>
    <meta:document-statistic meta:object-count="60"/>
  </office:meta>
</office:document-meta>
</file>